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16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language="en" fo:country="US"/>
    </style:style>
    <style:style style:name="P19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8" style:family="text">
      <style:text-properties fo:font-size="14pt" fo:language="cs" fo:country="CZ" style:font-size-asian="14pt" style:font-size-complex="14pt"/>
    </style:style>
    <style:style style:name="T9" style:family="text">
      <style:text-properties fo:font-size="15pt" fo:language="cs" fo:country="CZ" style:font-size-asian="15pt" style:font-size-complex="15pt"/>
    </style:style>
    <style:style style:name="T10" style:family="text">
      <style:text-properties style:font-name="Arial Narrow" fo:font-size="14pt" fo:language="en" fo:country="US" style:font-size-asian="14pt" style:font-size-complex="14pt"/>
    </style:style>
    <style:style style:name="T11" style:family="text">
      <style:text-properties style:font-name="Arial Narrow" fo:font-size="16pt" fo:language="cs" fo:country="CZ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99" draw:style-name="gr1" draw:text-style-name="P1" draw:layer="layout" svg:x1="7.691cm" svg:y1="10.082cm" svg:x2="9.182cm" svg:y2="10.082cm">
          <text:p/>
        </draw:line>
        <draw:line draw:name="Rovná spojnica 144" draw:style-name="gr1" draw:text-style-name="P1" draw:layer="layout" svg:x1="16.166cm" svg:y1="7.235cm" svg:x2="16.162cm" svg:y2="8.028cm">
          <text:p/>
        </draw:line>
        <draw:line draw:name="Rovná spojnica 68" draw:style-name="gr2" draw:text-style-name="P1" draw:layer="layout" svg:x1="1.663cm" svg:y1="8.54cm" svg:x2="2.377cm" svg:y2="8.544cm">
          <text:p/>
        </draw:line>
        <draw:line draw:name="Rovná spojnica 70" draw:style-name="gr2" draw:text-style-name="P1" draw:layer="layout" svg:x1="2.774cm" svg:y1="8.544cm" svg:x2="5.751cm" svg:y2="8.549cm">
          <text:p/>
        </draw:line>
        <draw:line draw:name="Rovná spojnica 73" draw:style-name="gr2" draw:text-style-name="P1" draw:layer="layout" svg:x1="5.751cm" svg:y1="8.548cm" svg:x2="7.735cm" svg:y2="8.543cm">
          <text:p/>
        </draw:line>
        <draw:line draw:name="Rovná spojnica 85" draw:style-name="gr2" draw:text-style-name="P1" draw:layer="layout" svg:x1="7.739cm" svg:y1="8.346cm" svg:x2="7.734cm" svg:y2="13.902cm">
          <text:p/>
        </draw:line>
        <draw:line draw:name="Rovná spojnica 122" draw:style-name="gr2" draw:text-style-name="P1" draw:layer="layout" svg:x1="11.704cm" svg:y1="8.297cm" svg:x2="15.977cm" svg:y2="8.293cm">
          <text:p/>
        </draw:line>
        <draw:line draw:name="Rovná spojnica 124" draw:style-name="gr2" draw:text-style-name="P1" draw:layer="layout" svg:x1="13.922cm" svg:y1="9.748cm" svg:x2="15.977cm" svg:y2="9.753cm">
          <text:p/>
        </draw:line>
        <draw:line draw:name="Rovná spojnica 127" draw:style-name="gr2" draw:text-style-name="P1" draw:layer="layout" svg:x1="16.162cm" svg:y1="9.046cm" svg:x2="19.483cm" svg:y2="9.033cm">
          <text:p/>
        </draw:line>
        <draw:line draw:name="Rovná spojnica 142" draw:style-name="gr2" draw:text-style-name="P1" draw:layer="layout" svg:x1="20.281cm" svg:y1="9.047cm" svg:x2="24.602cm" svg:y2="9.051cm">
          <text:p/>
        </draw:line>
        <draw:line draw:name="Rovná spojnica 203" draw:style-name="gr2" draw:text-style-name="P1" draw:layer="layout" svg:x1="13.922cm" svg:y1="13.707cm" svg:x2="13.926cm" svg:y2="9.774cm">
          <text:p/>
        </draw:line>
        <draw:line draw:name="Rovná spojnica 211" draw:style-name="gr2" draw:text-style-name="P1" draw:layer="layout" svg:x1="13.926cm" svg:y1="13.708cm" svg:x2="11.704cm" svg:y2="13.704cm">
          <text:p/>
        </draw:line>
        <draw:line draw:name="Rovná spojnica 97" draw:style-name="gr1" draw:text-style-name="P1" draw:layer="layout" svg:x1="7.735cm" svg:y1="8.346cm" svg:x2="9.323cm" svg:y2="8.35cm">
          <text:p/>
        </draw:line>
        <draw:line draw:name="Rovná spojnica 102" draw:style-name="gr1" draw:text-style-name="P1" draw:layer="layout" svg:x1="7.735cm" svg:y1="13.902cm" svg:x2="8.749cm" svg:y2="13.892cm">
          <text:p/>
        </draw:line>
        <draw:line draw:name="Rovná spojnica 215" draw:style-name="gr1" draw:text-style-name="P1" draw:layer="layout" svg:x1="18.384cm" svg:y1="8.344cm" svg:x2="16.703cm" svg:y2="8.357cm">
          <text:p/>
        </draw:line>
        <draw:line draw:name="Rovná spojnica 221" draw:style-name="gr1" draw:text-style-name="P1" draw:layer="layout" svg:x1="2.589cm" svg:y1="7.948cm" svg:x2="2.593cm" svg:y2="7.631cm">
          <text:p/>
        </draw:line>
        <draw:line draw:name="Rovná spojnica 223" draw:style-name="gr1" draw:text-style-name="P1" draw:layer="layout" svg:x1="9.583cm" svg:y1="7.632cm" svg:x2="9.587cm" svg:y2="7.314cm">
          <text:p/>
        </draw:line>
        <draw:custom-shape draw:name="BlokTextu 234" draw:style-name="gr3" draw:text-style-name="P3" draw:layer="layout" svg:width="0.998cm" svg:height="0.793cm" svg:x="1.414cm" svg:y="7.834cm">
          <text:list text:style-name="L1">
            <text:list-header>
              <text:p text:style-name="P2"><text:span text:style-name="T1">P</text:span><text:span text:style-name="T1">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4" draw:text-style-name="P5" draw:layer="layout" svg:width="0.888cm" svg:height="0.793cm" svg:x="2.758cm" svg:y="7.79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5" draw:text-style-name="P7" draw:layer="layout" svg:width="1.171cm" svg:height="0.793cm" svg:x="6.249cm" svg:y="7.751cm">
          <text:list text:style-name="L1">
            <text:list-header>
              <text:p text:style-name="P6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6" draw:text-style-name="P7" draw:layer="layout" svg:width="1.467cm" svg:height="0.793cm" svg:x="7.771cm" svg:y="7.632cm">
          <text:list text:style-name="L1">
            <text:list-header>
              <text:p text:style-name="P6"><text:span text:style-name="T3">19:</text:span><text:span text:style-name="T4">15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BlokTextu 242" draw:style-name="gr7" draw:text-style-name="P7" draw:layer="layout" svg:width="1.468cm" svg:height="0.793cm" svg:x="7.761cm" svg:y="12.789cm">
          <text:list text:style-name="L1">
            <text:list-header>
              <text:p text:style-name="P6"><text:span text:style-name="T3">31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8" draw:text-style-name="P7" draw:layer="layout" svg:width="1.277cm" svg:height="0.793cm" svg:x="14.346cm" svg:y="7.473cm">
          <text:list text:style-name="L1">
            <text:list-header>
              <text:p text:style-name="P6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9" draw:text-style-name="P7" draw:layer="layout" svg:width="1.277cm" svg:height="0.793cm" svg:x="14.26cm" svg:y="9.021cm">
          <text:list text:style-name="L1">
            <text:list-header>
              <text:p text:style-name="P6"><text:span text:style-name="T2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0" draw:text-style-name="P7" draw:layer="layout" svg:width="1.218cm" svg:height="0.793cm" svg:x="17.196cm" svg:y="7.504cm">
          <text:list text:style-name="L1">
            <text:list-header>
              <text:p text:style-name="P6"><text:span text:style-name="T2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1" draw:text-style-name="P3" draw:layer="layout" svg:width="1.718cm" svg:height="0.793cm" svg:x="17.17cm" svg:y="8.906cm">
          <text:list text:style-name="L1">
            <text:list-header>
              <text:p text:style-name="P2"><text:span text:style-name="T2">Alu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2" draw:text-style-name="P3" draw:layer="layout" svg:width="2.429cm" svg:height="0.793cm" svg:x="21.635cm" svg:y="9.122cm">
          <text:list text:style-name="L1">
            <text:list-header>
              <text:p text:style-name="P2"><text:span text:style-name="T2">Read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1" draw:text-style-name="P1" draw:layer="layout" svg:x1="19.714cm" svg:y1="7.551cm" svg:x2="19.719cm" svg:y2="7.234cm">
          <text:p/>
        </draw:line>
        <draw:g draw:name="Skupina 19">
          <draw:custom-shape draw:name="Obdĺžnik 6" draw:style-name="gr13" draw:text-style-name="P9" draw:layer="layout" svg:width="2.183cm" svg:height="3.77cm" svg:x="3.568cm" svg:y="7.552cm">
            <text:list text:style-name="L2">
              <text:list-header>
                <text:p text:style-name="P8"><text:span text:style-name="T5"/></text:p>
                <text:p text:style-name="P8"><text:span text:style-name="T6">Instr. </text:span><text:span text:style-name="T6">Mem</text:span><text:span text:style-name="T6">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4" draw:text-style-name="P10" draw:layer="layout" svg:width="2.183cm" svg:height="0.877cm" svg:x="3.568cm" svg:y="8.108cm">
            <text:p text:style-name="P8"><text:span text:style-name="T7">A <text:s text:c="2"/></text:span><text:span text:style-name="T7"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5" draw:text-style-name="P9" draw:layer="layout" svg:width="1.032cm" svg:height="2.461cm" svg:x="15.686cm" svg:y="7.777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3" draw:text-style-name="P9" draw:layer="layout" svg:width="2.183cm" svg:height="3.77cm" svg:x="19.046cm" svg:y="7.552cm">
            <text:list text:style-name="L2">
              <text:list-header>
                <text:p text:style-name="P8"><text:span text:style-name="T5"/></text:p>
                <text:p text:style-name="P8"><text:span text:style-name="T8">Data </text:span><text:span text:style-name="T8">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4" draw:text-style-name="P10" draw:layer="layout" svg:width="2.434cm" svg:height="0.877cm" svg:x="18.967cm" svg:y="8.505cm">
            <text:p text:style-name="P8"><text:span text:style-name="T7">A <text:s text:c="4"/>R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4" draw:text-style-name="P10" draw:layer="layout" svg:width="1.389cm" svg:height="0.877cm" svg:x="19.046cm" svg:y="10.33cm">
            <text:p text:style-name="P8"><text:span text:style-name="T7">W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4" draw:text-style-name="P10" draw:layer="layout" svg:width="1.389cm" svg:height="0.877cm" svg:x="19.906cm" svg:y="7.552cm">
            <text:p text:style-name="P8"><text:span text:style-name="T7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6" draw:text-style-name="P11" draw:layer="layout" svg:width="0.397cm" svg:height="0.396cm" svg:x="19.483cm" svg:y="7.55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7" draw:text-style-name="P9" draw:layer="layout" svg:width="2.822cm" svg:height="3.691cm" svg:x="9.182cm" svg:y="7.631cm">
            <text:list text:style-name="L2">
              <text:list-header>
                <text:p text:style-name="P8"><text:span text:style-name="T5"/></text:p>
                <text:p text:style-name="P8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8">Reg.</text:span></text:p>
                <text:p text:style-name="P12"><text:span text:style-name="T8"><text:s text:c="2"/></text:span><text:span text:style-name="T8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4" draw:text-style-name="P10" draw:layer="layout" svg:width="2.822cm" svg:height="0.877cm" svg:x="9.182cm" svg:y="7.857cm">
            <text:p text:style-name="P8"><text:span text:style-name="T7">A</text:span><text:span text:style-name="T7">1</text:span><text:span text:style-name="T7"> </text:span><text:span text:style-name="T7"><text:s/></text:span><text:span text:style-name="T7"><text:s/></text:span><text:span text:style-name="T7"><text:s/></text:span><text:span text:style-name="T7">R</text:span><text:span text:style-name="T7">D</text:span><text:span text:style-name="T7">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4" draw:text-style-name="P10" draw:layer="layout" svg:width="2.822cm" svg:height="0.877cm" svg:x="9.182cm" svg:y="8.888cm">
            <text:p text:style-name="P8"><text:span text:style-name="T7">A</text:span><text:span text:style-name="T7">2</text:span><text:span text:style-name="T7"> <text:s/></text:span><text:span text:style-name="T7"><text:s text:c="2"/></text:span><text:span text:style-name="T7">R</text:span><text:span text:style-name="T7">D</text:span><text:span text:style-name="T7">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4" draw:text-style-name="P14" draw:layer="layout" svg:width="1.587cm" svg:height="1.553cm" svg:x="9.182cm" svg:y="9.656cm">
            <text:p text:style-name="P13"><text:span text:style-name="T7">A3</text:span></text:p>
            <text:p text:style-name="P13"><text:span text:style-name="T7">W</text:span><text:span text:style-name="T7">D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4" draw:text-style-name="P14" draw:layer="layout" svg:width="1.587cm" svg:height="0.877cm" svg:x="9.923cm" svg:y="7.407cm">
            <text:p text:style-name="P13"><text:span text:style-name="T7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6" draw:text-style-name="P11" draw:layer="layout" svg:width="0.352cm" svg:height="0.396cm" svg:x="9.393cm" svg:y="7.63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238" draw:style-name="gr18" draw:text-style-name="P3" draw:layer="layout" svg:width="1.167cm" svg:height="0.793cm" svg:x="7.864cm" svg:y="9.43cm">
          <text:list text:style-name="L1">
            <text:list-header>
              <text:p text:style-name="P2"><text:span text:style-name="T3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52" draw:style-name="gr19" draw:text-style-name="P16" draw:layer="layout" svg:width="3.069cm" svg:height="1.667cm" svg:x="8.635cm" svg:y="12.913cm">
          <text:list text:style-name="L2">
            <text:list-header>
              <text:p text:style-name="P15"><text:span text:style-name="T9">I</text:span><text:span text:style-name="T9">m</text:span><text:span text:style-name="T9">m</text:span><text:span text:style-name="T9"> </text:span><text:span text:style-name="T9">d</text:span><text:span text:style-name="T9">e</text:span><text:span text:style-name="T9">c</text:span><text:span text:style-name="T9">o</text:span><text:span text:style-name="T9">d</text:span><text:span text:style-name="T9">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3" draw:style-name="gr20" draw:text-style-name="P11" draw:layer="layout" svg:width="0.397cm" svg:height="1.191cm" svg:x="2.377cm" svg:y="7.949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6" draw:text-style-name="P11" draw:layer="layout" svg:width="0.397cm" svg:height="0.397cm" svg:x="2.377cm" svg:y="7.90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1" draw:text-style-name="P18" draw:layer="layout" svg:width="0.989cm" svg:height="0.793cm" svg:x="15.747cm" svg:y="8.147cm">
          <text:list text:style-name="L1">
            <text:list-header>
              <text:p text:style-name="P17"><text:span text:style-name="T10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2" draw:text-style-name="P18" draw:layer="layout" svg:width="2.594cm" svg:height="0.877cm" svg:x="15.272cm" svg:y="6.485cm">
          <text:list text:style-name="L1">
            <text:list-header>
              <text:p text:style-name="P17"><text:span text:style-name="T11">A</text:span><text:span text:style-name="T11">L</text:span><text:span text:style-name="T11">U</text:span><text:span text:style-name="T11">C</text:span><text:span text:style-name="T11">o</text:span><text:span text:style-name="T11">n</text:span><text:span text:style-name="T11">t</text:span><text:span text:style-name="T11">r</text:span><text:span text:style-name="T11">o</text:span><text:span text:style-name="T11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1" draw:text-style-name="P1" draw:layer="layout" svg:x1="10.662cm" svg:y1="7.631cm" svg:x2="10.667cm" svg:y2="6.811cm">
          <text:p/>
        </draw:line>
        <draw:custom-shape draw:name="BlokTextu 249_0" draw:style-name="gr23" draw:text-style-name="P7" draw:layer="layout" svg:width="2.154cm" svg:height="0.793cm" svg:x="12.197cm" svg:y="13.602cm">
          <text:list text:style-name="L1">
            <text:list-header>
              <text:p text:style-name="P6"><text:span text:style-name="T2">SignIm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Gradient_20_APO_20_Footer" draw:display-name="Gradient APO Footer" draw:style="axial" draw:start-color="#3366ff" draw:end-color="#182f7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315 315" svg:d="M158 0l157 287-47 28-110-202-111 202-47-28z"/>
    <draw:marker draw:name="Arrowheads_20_71" draw:display-name="Arrowheads 71" svg:viewBox="0 0 315 315" svg:d="M158 0l157 287-47 28-110-202-111 202-47-28z"/>
    <draw:marker draw:name="msArrowEnd_20_9" draw:display-name="msArrowEnd 9" svg:viewBox="0 0 350 350" svg:d="M175 0l175 350h-35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4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6.3999996185303pt" style:font-style-asian="normal" style:font-weight-asian="normal" style:font-name-complex="DejaVu Sans4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office:forms form:automatic-focus="false" form:apply-design-mode="false"/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57M56S</meta:editing-duration>
    <meta:editing-cycles>270</meta:editing-cycles>
    <meta:generator>LibreOffice/6.4.7.2$Linux_X86_64 LibreOffice_project/40$Build-2</meta:generator>
    <dc:date>2022-12-15T15:43:13.476388336</dc:date>
    <dc:description>https://cw.fel.cvut.cz/wiki/courses/b35apo/start</dc:description>
    <dc:subject>B35APO - Computer Architectures</dc:subject>
    <dc:title>Central Processing Unit (CPU)</dc:title>
    <meta:document-statistic meta:object-count="81"/>
  </office:meta>
</office:document-meta>
</file>